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16000002168DEA95B5383BD038.png" manifest:media-type="image/png"/>
  <manifest:file-entry manifest:full-path="Pictures/1000000100000208000005E86D1E5123C1B3352E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ariol Regular" svg:font-family="'Bariol Regul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ooter">
      <style:text-properties fo:color="#c30045" loext:opacity="100%" style:text-underline-style="none" officeooo:paragraph-rsid="00386d50"/>
    </style:style>
    <style:style style:name="P2" style:family="paragraph" style:parent-style-name="Footer">
      <style:text-properties fo:color="#c30045" loext:opacity="100%" style:text-underline-style="non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text-properties fo:font-size="7.5pt" style:font-size-asian="7.5pt" style:font-size-complex="7.5pt"/>
    </style:style>
    <style:style style:name="P5" style:family="paragraph" style:parent-style-name="Heading_20_1">
      <style:paragraph-properties fo:text-align="end" style:justify-single-word="false"/>
    </style:style>
    <style:style style:name="P6" style:family="paragraph" style:parent-style-name="Footer">
      <style:paragraph-properties fo:text-align="end" style:justify-single-word="false"/>
    </style:style>
    <style:style style:name="P7" style:family="paragraph" style:parent-style-name="Text_20_body">
      <loext:graphic-properties draw:fill-gradient-name="gradient" draw:fill-hatch-name="hatch"/>
      <style:paragraph-properties fo:text-align="center" style:justify-single-word="false" fo:padding="0.0201in" fo:border="none" style:shadow="none"/>
      <style:text-properties fo:font-weight="normal" officeooo:paragraph-rsid="0019883e" style:font-weight-asian="normal" style:font-weight-complex="normal"/>
    </style:style>
    <style:style style:name="P8" style:family="paragraph" style:parent-style-name="Standard">
      <style:text-properties officeooo:paragraph-rsid="0019883e"/>
    </style:style>
    <style:style style:name="P9" style:family="paragraph" style:parent-style-name="Text_20_body">
      <style:text-properties officeooo:paragraph-rsid="0019883e"/>
    </style:style>
    <style:style style:name="P10" style:family="paragraph" style:parent-style-name="Text_20_body">
      <style:paragraph-properties fo:break-before="page"/>
      <style:text-properties officeooo:paragraph-rsid="0019883e"/>
    </style:style>
    <style:style style:name="P11" style:family="paragraph" style:parent-style-name="Heading_20_2" style:master-page-name="First_20_Page">
      <style:paragraph-properties style:page-number="1"/>
    </style:style>
    <style:style style:name="T1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" text:outline-level="2"><text:text-input text:description="JooScript">${text_titol_servei}</text:text-input></text:h>
      <text:p text:style-name="Text_20_body"><text:text-input text:description="JooScript">[#list nodes as node][#if node.final]</text:text-input></text:p>
      <text:p text:style-name="Text_20_body"><text:text-input text:description="JooScript">[#list 1..node.nivell as i]</text:text-input><text:tab/><text:text-input text:description="JooScript">[/#list]</text:text-input><text:span text:style-name="T1"><text:text-input text:description="JooScript">${node.titol}:</text:text-input></text:span><text:span text:style-name="T1"> </text:span><text:span text:style-name="T1"><text:text-input text:description="JooScript">${node.descripcio}</text:text-input></text:span></text:p>
      <text:p text:style-name="Text_20_body"><text:text-input text:description="JooScript">[#else][#if node.nivell == 0]</text:text-input></text:p>
      <text:h text:style-name="Heading_20_2" text:outline-level="2"><text:text-input text:description="JooScript">${''}</text:text-input><text:text-input text:description="JooScript">${node.titol}</text:text-input></text:h>
      <text:p text:style-name="Text_20_body"><text:text-input text:description="JooScript">[#else]</text:text-input></text:p>
      <text:p text:style-name="Text_20_body"><text:text-input text:description="JooScript">[#list 1..node.nivell as i]</text:text-input><text:tab/><text:text-input text:description="JooScript">[/#list]</text:text-input><text:text-input text:description="JooScript">${node.titol}</text:text-input></text:p>
      <text:p text:style-name="Text_20_body"><text:text-input text:description="JooScript">[/#if][/#if][/#list]</text:text-input></text:p>
      <text:p text:style-name="P8"/>
      <text:h text:style-name="Heading_20_2" text:outline-level="2"><text:text-input text:description="JooScript">${text_titol_limitacio}</text:text-input></text:h>
      <text:p text:style-name="Text_20_body"><text:text-input text:description="JooScript">${text_legal}</text:text-input></text:p>
      <text:p text:style-name="P9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ariol Regular" svg:font-family="'Bariol Regular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es" fo:country="ES" style:letter-kerning="tru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1pt" fo:language="ca" fo:country="ES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style:page-number="auto" fo:keep-with-next="always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line-height-at-least="0.1528in" fo:orphans="0" fo:widows="0"/>
      <style:text-properties style:font-name="Calibri" fo:font-family="Calibri" style:font-family-generic="roman" style:font-pitch="variable" fo:font-size="7.5pt" fo:language="es" fo:country="ES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783in" fo:margin-bottom="0.0398in" style:contextual-spacing="false" fo:padding="0.0398in" fo:border-left="none" fo:border-right="none" fo:border-top="none" fo:border-bottom="0.06pt solid #b3b3b3" style:shadow="none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SCSP3" style:family="paragraph" style:parent-style-name="Standard">
      <style:paragraph-properties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  <style:tab-stop style:position="1.9689in"/>
        </style:tab-stops>
      </style:paragraph-properties>
    </style:style>
    <style:style style:name="SCSP1" style:family="paragraph" style:parent-style-name="Heading_20_2" style:default-outline-level="" style:list-style-name=""/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398in" fo:margin-bottom="0in" style:contextual-spacing="false" fo:text-indent="0in" style:auto-text-indent="false">
        <style:tab-stops>
          <style:tab-stop style:position="0.1965in"/>
          <style:tab-stop style:position="0.3937in"/>
          <style:tab-stop style:position="0.5902in"/>
          <style:tab-stop style:position="0.7874in"/>
          <style:tab-stop style:position="0.9839in"/>
          <style:tab-stop style:position="1.1811in"/>
          <style:tab-stop style:position="1.378in"/>
          <style:tab-stop style:position="1.5752in"/>
          <style:tab-stop style:position="1.7717in"/>
          <style:tab-stop style:position="1.9689in"/>
        </style:tab-stops>
      </style:paragraph-properties>
      <style:text-properties fo:font-size="75%" fo:font-weight="bold" style:font-size-asian="75%" style:font-weight-asian="bold" style:font-size-complex="75%" style:font-weight-complex="bold"/>
    </style:style>
    <style:style style:name="SCSP2" style:family="paragraph" style:parent-style-name="Heading_20_6" style:default-outline-level="" style:list-style-name=""/>
    <style:style style:name="Heading_20_1" style:display-name="Heading 1" style:family="paragraph" style:parent-style-name="Heading" style:class="text"/>
    <style:style style:name="Footer_20_left" style:display-name="Footer left" style:family="paragraph" style:parent-style-name="Footer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Noto Sans" fo:font-family="'Noto Sans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Noto Sans" fo:font-family="'Noto Sans'" style:font-family-generic="roman" style:font-pitch="variable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" style:family="table">
      <style:table-properties style:width="6.9694in" fo:margin-left="-1.1417in" fo:margin-top="0in" fo:margin-bottom="0in" table:align="left" style:writing-mode="lr-tb"/>
    </style:style>
    <style:style style:name="Taula1.A" style:family="table-column">
      <style:table-column-properties style:column-width="1.891in"/>
    </style:style>
    <style:style style:name="Taula1.B" style:family="table-column">
      <style:table-column-properties style:column-width="3.1868in"/>
    </style:style>
    <style:style style:name="Taula1.C" style:family="table-column">
      <style:table-column-properties style:column-width="1.8917in"/>
    </style:style>
    <style:style style:name="Taula1.1" style:family="table-row">
      <style:table-row-properties style:min-row-height="0.7917in" fo:keep-together="auto"/>
    </style:style>
    <style:style style:name="Taula1.A1" style:family="table-cell">
      <style:table-cell-properties fo:padding-left="0.0785in" fo:padding-right="0.075in" fo:padding-top="0.1667in" fo:padding-bottom="0in" fo:border="none"/>
    </style:style>
    <style:style style:name="Taula1.C1" style:family="table-cell">
      <style:table-cell-properties style:vertical-align="bottom" fo:padding-left="0.0785in" fo:padding-right="0.075in" fo:padding-top="0.1667in" fo:padding-bottom="0in" fo:border="none"/>
    </style:style>
    <style:style style:name="Taula2" style:family="table">
      <style:table-properties style:width="6.9694in" fo:margin-left="-1.1417in" fo:margin-top="0in" fo:margin-bottom="0in" table:align="left" style:writing-mode="lr-tb"/>
    </style:style>
    <style:style style:name="Taula2.A" style:family="table-column">
      <style:table-column-properties style:column-width="1.891in"/>
    </style:style>
    <style:style style:name="Taula2.B" style:family="table-column">
      <style:table-column-properties style:column-width="3.1868in"/>
    </style:style>
    <style:style style:name="Taula2.C" style:family="table-column">
      <style:table-column-properties style:column-width="1.8917in"/>
    </style:style>
    <style:style style:name="Taula2.1" style:family="table-row">
      <style:table-row-properties style:min-row-height="0.7917in" fo:keep-together="auto"/>
    </style:style>
    <style:style style:name="Taula2.A1" style:family="table-cell">
      <style:table-cell-properties fo:padding-left="0.0785in" fo:padding-right="0.075in" fo:padding-top="0.1667in" fo:padding-bottom="0in" fo:border="none"/>
    </style:style>
    <style:style style:name="MP1" style:family="paragraph" style:parent-style-name="Footer">
      <style:text-properties fo:color="#c30045" loext:opacity="100%" style:text-underline-style="none" officeooo:paragraph-rsid="00386d50"/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Footer">
      <style:text-properties fo:font-size="7.5pt" style:font-size-asian="7.5pt" style:font-size-complex="7.5pt"/>
    </style:style>
    <style:style style:name="MP4" style:family="paragraph" style:parent-style-name="Heading_20_1">
      <style:paragraph-properties fo:text-align="end" style:justify-single-word="false"/>
    </style:style>
    <style:style style:name="MP5" style:family="paragraph" style:parent-style-name="Footer">
      <style:text-properties fo:color="#c30045" loext:opacity="100%" style:text-underline-style="none"/>
    </style:style>
    <style:style style:name="MP6" style:family="paragraph" style:parent-style-name="Text_20_body">
      <loext:graphic-properties draw:fill-gradient-name="gradient" draw:fill-hatch-name="hatch"/>
      <style:paragraph-properties fo:text-align="center" style:justify-single-word="false" fo:padding="0.0201in" fo:border="none" style:shadow="none"/>
      <style:text-properties fo:font-weight="normal" officeooo:paragraph-rsid="0019883e" style:font-weight-asian="normal" style:font-weight-complex="normal"/>
    </style:style>
    <style:style style:name="MP7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1.772in" fo:margin-right="0.590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3937in" fo:margin-left="0in" fo:margin-right="0in" fo:margin-bottom="0.3543in" style:dynamic-spacing="true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772in" fo:margin-right="0.590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draw:fill-image-width="0in" draw:fill-image-height="0in" style:footnote-max-height="0in" loext:margin-gutter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2.0272in" fo:margin-left="0in" fo:margin-right="0in" fo:margin-bottom="0.3543in" fo:background-color="transparent" style:dynamic-spacing="true" draw:fill="none" draw:fill-color="#729fcf"/>
      </style:header-style>
      <style:footer-style>
        <style:header-footer-properties fo:min-height="0.689in" fo:margin-left="0in" fo:margin-right="0in" fo:margin-top="0.6492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background-size="full" draw:fill-image-width="0in" draw:fill-image-height="0in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2 Imagen" text:anchor-type="char" svg:x="-1.2618in" svg:y="-0.1484in" svg:width="0.5937in" svg:height="1.7398in" draw:z-index="0"><draw:image xlink:href="Pictures/1000000100000208000005E86D1E5123C1B3352E.png" xlink:type="simple" xlink:show="embed" xlink:actuate="onLoad" draw:mime-type="image/png"/><svg:desc>Govern_simplificat.png</svg:desc></draw:frame><text:s/></text:p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1">${text_data_eldia} ${text_data_data}</text:p>
            </table:table-cell>
            <table:table-cell table:style-name="Taula1.A1" office:value-type="string">
              <text:p text:style-name="MP2"/>
            </table:table-cell>
            <table:table-cell table:style-name="Taula1.C1" office:value-type="string">
              <text:p text:style-name="Número_20_de_20_pàgina"><text:page-number text:select-page="current">2</text:page-number><text:s/></text:p>
            </table:table-cell>
          </table:table-row>
        </table:table>
        <text:p text:style-name="MP3"/>
      </style:footer>
    </style:master-page>
    <style:master-page style:name="First_20_Page" style:display-name="First Page" style:page-layout-name="Mpm2" draw:style-name="Mdp2" style:next-style-name="Standard">
      <style:header>
        <text:p text:style-name="MP4"><draw:frame draw:style-name="Mfr1" draw:name="0 Imagen" text:anchor-type="char" svg:x="-1.2098in" svg:y="-0.128in" svg:width="1.3437in" svg:height="1.3437in" draw:z-index="1"><draw:image xlink:href="Pictures/1000000100000216000002168DEA95B5383BD038.png" xlink:type="simple" xlink:show="embed" xlink:actuate="onLoad" draw:mime-type="image/png"/><svg:desc>Govern_complet.png</svg:desc></draw:frame><text:s/><text:text-input text:description="JooScript">${text_titol_capsalera}</text:text-input><text:s/></text:p>
      </style:header>
      <style:footer>
        <table:table table:name="Taula2" table:style-name="Taula2">
          <table:table-column table:style-name="Taula2.A"/>
          <table:table-column table:style-name="Taula2.B"/>
          <table:table-column table:style-name="Taula2.C"/>
          <table:table-row table:style-name="Taula2.1">
            <table:table-cell table:style-name="Taula2.A1" office:value-type="string">
              <text:p text:style-name="MP5"><text:text-input text:description="JooScript">${text_data_eldia}  ${text_data_data}</text:text-input><text:s/></text:p>
            </table:table-cell>
            <table:table-cell table:style-name="Taula2.A1" office:value-type="string">
              <text:p text:style-name="MP6"><text:s text:c="2"/></text:p>
            </table:table-cell>
            <table:table-cell table:style-name="Taula2.A1" office:value-type="string">
              <text:p text:style-name="MP7"/>
              <text:p text:style-name="MP7"/>
              <text:p text:style-name="MP7"/>
              <text:p text:style-name="MP7"><text:page-number text:select-page="current">1</text:page-number></text:p>
            </table:table-cell>
          </table:table-row>
        </table:table>
        <text:p text:style-name="MP3"/>
      </style:footer>
    </style:master-page>
    <style:master-page style:name="Index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7</meta:editing-cycles>
    <meta:creation-date>2023-10-26T13:19:24.971100548</meta:creation-date>
    <meta:editing-duration>PT3H53M8S</meta:editing-duration>
    <meta:generator>LibreOffice/7.3.7.2$Linux_X86_64 LibreOffice_project/30$Build-2</meta:generator>
    <dc:date>2023-10-27T11:19:30.733576625</dc:date>
    <meta:document-statistic meta:table-count="2" meta:image-count="2" meta:object-count="0" meta:page-count="2" meta:paragraph-count="17" meta:word-count="72" meta:character-count="426" meta:non-whitespace-character-count="400"/>
    <meta:user-defined meta:name="AppVersion">12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